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2cm" svg:stroke-color="#6b2394" draw:marker-start="Arrow" draw:marker-start-width="0.18cm" draw:marker-end="Arrow" draw:marker-end-width="0.18cm" draw:fill="none" draw:textarea-vertical-align="middle" fo:padding-top="0.135cm" fo:padding-bottom="0.135cm" fo:padding-left="0.26cm" fo:padding-right="0.26cm"/>
    </style:style>
    <style:style style:name="gr2" style:family="graphic" style:parent-style-name="objectwithoutfill">
      <style:graphic-properties svg:stroke-width="0.02cm" svg:stroke-color="#6b2394" draw:marker-start="Arrow" draw:marker-start-width="0.18cm" draw:marker-end="Arrow" draw:marker-end-width="0.18cm" draw:fill="none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2cm" svg:stroke-color="#6b0094" draw:marker-start-width="0.23cm" draw:marker-end-width="0.23cm" draw:fill="gradient" draw:fill-color="#6b0094" draw:fill-gradient-name="Gradient_20_12" draw:textarea-horizontal-align="justify" draw:textarea-vertical-align="middle" draw:auto-grow-height="false" fo:padding-top="0.135cm" fo:padding-bottom="0.135cm" fo:padding-left="0.26cm" fo:padding-right="0.26cm"/>
    </style:style>
    <style:style style:name="gr4" style:family="graphic" style:parent-style-name="standard">
      <style:graphic-properties draw:stroke="none" svg:stroke-width="0cm" draw:fill="solid" draw:fill-color="#6b2394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6b2394" draw:fill="none" fo:min-height="0.145cm"/>
    </style:style>
    <style:style style:name="gr6" style:family="graphic" style:parent-style-name="objectwithoutfill">
      <style:graphic-properties svg:stroke-width="0.02cm" svg:stroke-color="#6b2394" draw:marker-start="" draw:marker-start-width="0.23cm" draw:marker-end="Arrow" draw:marker-end-width="0.18cm" draw:fill="none" draw:textarea-vertical-align="middle" fo:padding-top="0.135cm" fo:padding-bottom="0.135cm" fo:padding-left="0.26cm" fo:padding-right="0.26cm"/>
    </style:style>
    <style:style style:name="gr7" style:family="graphic" style:parent-style-name="standard" style:list-style-name="L1">
      <style:graphic-properties draw:stroke="solid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9966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9966cc" draw:secondary-fill-color="#99ccff" draw:fill-gradient-name="Gradient_20_13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9966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9966cc" draw:secondary-fill-color="#99ccff" draw:fill-gradient-name="Gradient_20_13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fo:font-family="'Ubuntu Light'" style:font-pitch="variable" fo:font-size="9pt" fo:text-shadow="none" style:font-size-asian="9pt" style:font-size-complex="9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fo:font-family="'Ubuntu Light'" style:font-style-name="Light" style:font-pitch="variable" fo:font-size="10pt" fo:text-shadow="none" style:font-size-asian="10pt" style:font-size-complex="10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Ubuntu Light'" style:font-style-name="Světlé" style:font-pitch="variable" fo:font-size="18pt" fo:letter-spacing="normal" fo:language="cs" fo:country="CZ" fo:font-style="normal" fo:text-shadow="none" style:text-underline-style="none" fo:font-weight="250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use-window-font-color="true" fo:font-family="'Ubuntu Light'" style:font-pitch="variable" fo:font-size="9pt" fo:text-shadow="none" style:font-size-asian="9pt" style:font-size-complex="9pt"/>
    </style:style>
    <style:style style:name="T2" style:family="text">
      <style:text-properties style:use-window-font-color="true" fo:font-family="'Ubuntu Light'" style:font-style-name="Light" style:font-pitch="variable" fo:font-size="10pt" fo:text-shadow="none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line draw:style-name="gr1" draw:text-style-name="P1" draw:layer="layout" svg:x1="1.4cm" svg:y1="3.5cm" svg:x2="2.849cm" svg:y2="2.971cm">
          <text:p/>
        </draw:line>
        <draw:g>
          <draw:line draw:style-name="gr2" draw:text-style-name="P1" draw:layer="layout" svg:x1="3.973cm" svg:y1="2.812cm" svg:x2="5.327cm" svg:y2="1.473cm">
            <text:p text:style-name="P1"><text:s/></text:p>
          </draw:line>
          <draw:g>
            <draw:g>
              <draw:custom-shape draw:style-name="gr3" draw:text-style-name="P1" draw:layer="layout" svg:width="1.008cm" svg:height="0.449cm" svg:x="5.391cm" svg:y="1.364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1" draw:layer="layout" svg:width="1.008cm" svg:height="0.215cm" svg:x="5.391cm" svg:y="1.3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1.008cm" svg:height="0.451cm" svg:x="5.391cm" svg:y="1.071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1" draw:layer="layout" svg:width="1.008cm" svg:height="0.215cm" svg:x="5.391cm" svg:y="1.08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1.008cm" svg:height="0.449cm" svg:x="5.391cm" svg:y="0.78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1" draw:layer="layout" svg:width="1.008cm" svg:height="0.225cm" svg:x="5.391cm" svg:y="0.78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5" draw:text-style-name="P3" draw:layer="layout" svg:width="1.615cm" svg:height="0.607cm" svg:x="5.088cm" svg:y="0.21cm">
              <draw:text-box>
                <text:p text:style-name="P2"><text:span text:style-name="T1">master</text:span></text:p>
              </draw:text-box>
            </draw:frame>
          </draw:g>
          <draw:g>
            <draw:g>
              <draw:custom-shape draw:style-name="gr3" draw:text-style-name="P1" draw:layer="layout" svg:width="1.008cm" svg:height="0.449cm" svg:x="5.391cm" svg:y="2.924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1" draw:layer="layout" svg:width="1.008cm" svg:height="0.215cm" svg:x="5.391cm" svg:y="2.93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1.008cm" svg:height="0.451cm" svg:x="5.391cm" svg:y="2.631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1" draw:layer="layout" svg:width="1.008cm" svg:height="0.215cm" svg:x="5.391cm" svg:y="2.64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1.008cm" svg:height="0.449cm" svg:x="5.391cm" svg:y="2.34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1" draw:layer="layout" svg:width="1.008cm" svg:height="0.225cm" svg:x="5.391cm" svg:y="2.34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5" draw:text-style-name="P4" draw:layer="layout" svg:width="1.615cm" svg:height="0.645cm" svg:x="5.088cm" svg:y="1.77cm">
              <draw:text-box>
                <text:p text:style-name="P2"><text:span text:style-name="T2">slave</text:span></text:p>
              </draw:text-box>
            </draw:frame>
          </draw:g>
          <draw:g>
            <draw:g>
              <draw:custom-shape draw:style-name="gr3" draw:text-style-name="P1" draw:layer="layout" svg:width="1.008cm" svg:height="0.449cm" svg:x="5.391cm" svg:y="4.439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1" draw:layer="layout" svg:width="1.008cm" svg:height="0.215cm" svg:x="5.391cm" svg:y="4.44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1.008cm" svg:height="0.451cm" svg:x="5.391cm" svg:y="4.146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1" draw:layer="layout" svg:width="1.008cm" svg:height="0.215cm" svg:x="5.391cm" svg:y="4.15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1.008cm" svg:height="0.449cm" svg:x="5.391cm" svg:y="3.855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1" draw:layer="layout" svg:width="1.008cm" svg:height="0.225cm" svg:x="5.391cm" svg:y="3.85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5" draw:text-style-name="P3" draw:layer="layout" svg:width="1.615cm" svg:height="0.607cm" svg:x="5.088cm" svg:y="3.336cm">
              <draw:text-box>
                <text:p text:style-name="P2"><text:span text:style-name="T1">slave</text:span></text:p>
              </draw:text-box>
            </draw:frame>
          </draw:g>
          <draw:line draw:style-name="gr6" draw:text-style-name="P1" draw:layer="layout" svg:x1="3.845cm" svg:y1="2.827cm" svg:x2="5.345cm" svg:y2="4.227cm">
            <text:p/>
          </draw:line>
          <draw:g>
            <draw:g>
              <draw:custom-shape draw:style-name="gr3" draw:text-style-name="P1" draw:layer="layout" svg:width="1.008cm" svg:height="0.449cm" svg:x="2.888cm" svg:y="2.923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1" draw:layer="layout" svg:width="1.008cm" svg:height="0.215cm" svg:x="2.888cm" svg:y="2.93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1.008cm" svg:height="0.451cm" svg:x="2.888cm" svg:y="2.63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1" draw:layer="layout" svg:width="1.008cm" svg:height="0.215cm" svg:x="2.888cm" svg:y="2.6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1.008cm" svg:height="0.449cm" svg:x="2.888cm" svg:y="2.339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1" draw:layer="layout" svg:width="1.008cm" svg:height="0.225cm" svg:x="2.888cm" svg:y="2.34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3" draw:text-style-name="P1" draw:layer="layout" svg:width="1.008cm" svg:height="0.449cm" svg:x="2.889cm" svg:y="2.924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1" draw:layer="layout" svg:width="1.008cm" svg:height="0.215cm" svg:x="2.889cm" svg:y="2.93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1.008cm" svg:height="0.451cm" svg:x="2.889cm" svg:y="2.631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1" draw:layer="layout" svg:width="1.008cm" svg:height="0.215cm" svg:x="2.889cm" svg:y="2.64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1.008cm" svg:height="0.449cm" svg:x="2.889cm" svg:y="2.34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1" draw:layer="layout" svg:width="1.008cm" svg:height="0.225cm" svg:x="2.889cm" svg:y="2.34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5" draw:text-style-name="P3" draw:layer="layout" svg:width="1.615cm" svg:height="0.607cm" svg:x="2.586cm" svg:y="1.77cm">
              <draw:text-box>
                <text:p text:style-name="P2"><text:span text:style-name="T1">pgpool</text:span></text:p>
              </draw:text-box>
            </draw:frame>
          </draw:g>
          <draw:line draw:style-name="gr6" draw:text-style-name="P1" draw:layer="layout" svg:x1="3.909cm" svg:y1="2.881cm" svg:x2="5.358cm" svg:y2="2.881cm">
            <text:p/>
          </draw:line>
        </draw:g>
        <draw:line draw:style-name="gr6" draw:text-style-name="P1" draw:layer="layout" svg:x1="1.4cm" svg:y1="2.4cm" svg:x2="2.84cm" svg:y2="2.781cm">
          <text:p/>
        </draw:line>
        <draw:g>
          <draw:g>
            <draw:custom-shape draw:style-name="gr7" draw:text-style-name="P5" draw:layer="layout" svg:width="0.353cm" svg:height="0.352cm" svg:x="0.867cm" svg:y="2.6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8" draw:text-style-name="P5" draw:layer="layout" svg:width="0.775cm" svg:height="0.971cm" svg:x="0.621cm" svg:y="3.045cm" svg:viewBox="0 0 776 972" svg:d="m0 972c564-2187 776 0 776 0h-212z">
              <text:p/>
            </draw:path>
          </draw:g>
          <draw:g>
            <draw:custom-shape draw:style-name="gr9" draw:text-style-name="P5" draw:layer="layout" svg:width="0.353cm" svg:height="0.352cm" svg:x="0.867cm" svg:y="1.08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0" draw:text-style-name="P5" draw:layer="layout" svg:width="0.775cm" svg:height="0.971cm" svg:x="0.621cm" svg:y="1.508cm" svg:viewBox="0 0 776 972" svg:d="m0 972c564-2187 776 0 776 0h-212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2" draw:display-name="Gradient 12" draw:style="radial" draw:cx="35%" draw:cy="50%" draw:start-color="#9966cc" draw:end-color="#ffffff" draw:start-intensity="100%" draw:end-intensity="100%" draw:border="0%"/>
    <draw:gradient draw:name="Gradient_20_13" draw:display-name="Gradient 13" draw:style="square" draw:cx="60%" draw:cy="90%" draw:start-color="#9966cc" draw:end-color="#ffffff" draw:start-intensity="100%" draw:end-intensity="100%" draw:angle="3150" draw:border="0%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s" fo:country="C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cm" fo:page-height="5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ét </meta:initial-creator>
    <meta:creation-date>2014-03-30T20:51:59</meta:creation-date>
    <dc:date>2014-04-08T00:01:24</dc:date>
    <dc:creator>Markét </dc:creator>
    <meta:editing-duration>P1DT15H32M28S</meta:editing-duration>
    <meta:editing-cycles>11</meta:editing-cycles>
    <meta:generator>LibreOffice/3.5$Linux_x86 LibreOffice_project/350m1$Build-2</meta:generator>
    <meta:document-statistic meta:object-count="56"/>
  </office:meta>
</office:document-meta>
</file>